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240C43B11CB.png" manifest:media-type="image/png"/>
  <manifest:file-entry manifest:full-path="Pictures/100055A100004F6000003B882D91C7F2.pdf" manifest:media-type="application/pdf"/>
  <manifest:file-entry manifest:full-path="Pictures/1000575A00004F6000003B88887E7521.pdf" manifest:media-type="application/pdf"/>
  <manifest:file-entry manifest:full-path="Pictures/1000000100000300000002402DDA20D1.png" manifest:media-type="image/png"/>
  <manifest:file-entry manifest:full-path="Pictures/1000000100000300000002400E636D4F.png" manifest:media-type="image/png"/>
  <manifest:file-entry manifest:full-path="Pictures/1000000100000300000002409FD3930A.png" manifest:media-type="image/png"/>
  <manifest:file-entry manifest:full-path="Pictures/10005AF800004F6000003B889A8223C1.pdf" manifest:media-type="application/pdf"/>
  <manifest:file-entry manifest:full-path="Pictures/1000598900004F6000003B88B824EB84.pdf" manifest:media-type="application/pdf"/>
  <manifest:file-entry manifest:full-path="Pictures/1000569A00004F6000003B88C2D86A81.pdf" manifest:media-type="application/pdf"/>
  <manifest:file-entry manifest:full-path="Pictures/1000000100000300000002407220A93A.png" manifest:media-type="image/png"/>
  <manifest:file-entry manifest:full-path="Pictures/100059D600004F6000003B889E18D09C.pdf" manifest:media-type="application/pdf"/>
  <manifest:file-entry manifest:full-path="Pictures/1000000100000300000002408AABB3BA.png" manifest:media-type="image/png"/>
  <manifest:file-entry manifest:full-path="Pictures/10005A9B00004F6000003B883C6D9707.pdf" manifest:media-type="application/pdf"/>
  <manifest:file-entry manifest:full-path="Pictures/1000000100000300000002400DFBAA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305" officeooo:paragraph-rsid="001803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x="0.079cm" svg:y="6.653cm" svg:width="8.964cm" svg:height="6.724cm" draw:z-index="2"><draw:image xlink:href="Pictures/100055A100004F6000003B882D91C7F2.pdf" xlink:type="simple" xlink:show="embed" xlink:actuate="onLoad" draw:mime-type="application/pdf"/><draw:image xlink:href="Pictures/1000000100000300000002402DDA20D1.png" xlink:type="simple" xlink:show="embed" xlink:actuate="onLoad" draw:mime-type="image/png"/></draw:frame><draw:frame draw:style-name="fr1" draw:name="Image4" text:anchor-type="char" svg:x="8.587cm" svg:y="6.653cm" svg:width="9.054cm" svg:height="6.789cm" draw:z-index="3"><draw:image xlink:href="Pictures/1000569A00004F6000003B88C2D86A81.pdf" xlink:type="simple" xlink:show="embed" xlink:actuate="onLoad" draw:mime-type="application/pdf"/><draw:image xlink:href="Pictures/1000000100000300000002400E636D4F.png" xlink:type="simple" xlink:show="embed" xlink:actuate="onLoad" draw:mime-type="image/png"/></draw:frame><draw:frame draw:style-name="fr1" draw:name="Image5" text:anchor-type="char" svg:x="-0.185cm" svg:y="12.647cm" svg:width="9.255cm" svg:height="6.943cm" draw:z-index="4"><draw:image xlink:href="Pictures/1000598900004F6000003B88B824EB84.pdf" xlink:type="simple" xlink:show="embed" xlink:actuate="onLoad" draw:mime-type="application/pdf"/><draw:image xlink:href="Pictures/1000000100000300000002407220A93A.png" xlink:type="simple" xlink:show="embed" xlink:actuate="onLoad" draw:mime-type="image/png"/></draw:frame><draw:frame draw:style-name="fr1" draw:name="Image6" text:anchor-type="char" svg:x="8.412cm" svg:y="13cm" svg:width="9.07cm" svg:height="6.802cm" draw:z-index="5"><draw:image xlink:href="Pictures/100059D600004F6000003B889E18D09C.pdf" xlink:type="simple" xlink:show="embed" xlink:actuate="onLoad" draw:mime-type="application/pdf"/><draw:image xlink:href="Pictures/1000000100000300000002409FD3930A.png" xlink:type="simple" xlink:show="embed" xlink:actuate="onLoad" draw:mime-type="image/png"/></draw:frame><draw:frame draw:style-name="fr1" draw:name="Image7" text:anchor-type="char" svg:x="-0.185cm" svg:y="19.403cm" svg:width="8.911cm" svg:height="6.389cm" draw:z-index="6"><draw:image xlink:href="Pictures/10005A9B00004F6000003B883C6D9707.pdf" xlink:type="simple" xlink:show="embed" xlink:actuate="onLoad" draw:mime-type="application/pdf"/><draw:image xlink:href="Pictures/1000000100000300000002408AABB3BA.png" xlink:type="simple" xlink:show="embed" xlink:actuate="onLoad" draw:mime-type="image/png"/></draw:frame><draw:frame draw:style-name="fr1" draw:name="Image8" text:anchor-type="char" svg:x="8.17cm" svg:y="19.588cm" svg:width="9.312cm" svg:height="6.983cm" draw:z-index="7"><draw:image xlink:href="Pictures/10005AF800004F6000003B889A8223C1.pdf" xlink:type="simple" xlink:show="embed" xlink:actuate="onLoad" draw:mime-type="application/pdf"/><draw:image xlink:href="Pictures/1000000100000300000002400DFBAAE5.png" xlink:type="simple" xlink:show="embed" xlink:actuate="onLoad" draw:mime-type="image/png"/></draw:frame>­<draw:frame draw:style-name="fr1" draw:name="Image1" text:anchor-type="char" svg:x="-0.178cm" svg:y="-0.212cm" svg:width="9.58cm" svg:height="7.184cm" draw:z-index="0"><draw:image xlink:href="Pictures/100055A100004F6000003B882D91C7F2.pdf" xlink:type="simple" xlink:show="embed" xlink:actuate="onLoad" draw:mime-type="application/pdf"/><draw:image xlink:href="Pictures/1000000100000300000002402DDA20D1.png" xlink:type="simple" xlink:show="embed" xlink:actuate="onLoad" draw:mime-type="image/png"/></draw:frame><draw:frame draw:style-name="fr1" draw:name="Image2" text:anchor-type="char" svg:x="8.44cm" svg:y="-0.106cm" svg:width="9.439cm" svg:height="7.078cm" draw:z-index="1"><draw:image xlink:href="Pictures/1000575A00004F6000003B88887E7521.pdf" xlink:type="simple" xlink:show="embed" xlink:actuate="onLoad" draw:mime-type="application/pdf"/><draw:image xlink:href="Pictures/100000010000030000000240C43B11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5T11:00:14.797596722</meta:creation-date>
    <dc:date>2025-03-25T11:05:00.198047645</dc:date>
    <meta:editing-duration>PT4M46S</meta:editing-duration>
    <meta:editing-cycles>1</meta:editing-cycles>
    <meta:generator>LibreOffice/25.2.1.2$Linux_X86_64 LibreOffice_project/520$Build-2</meta:generator>
    <meta:document-statistic meta:table-count="0" meta:image-count="8" meta:object-count="0" meta:page-count="1" meta:paragraph-count="1" meta:word-count="1" meta:character-count="1" meta:non-whitespace-character-count="1"/>
  </office:meta>
</office:document-meta>
</file>